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20pt" officeooo:paragraph-rsid="000516d7" style:font-size-asian="20pt" style:font-size-complex="20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20pt" officeooo:rsid="00065878" officeooo:paragraph-rsid="00065878" style:font-size-asian="20pt" style:font-size-complex="20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20pt" officeooo:rsid="00065878" officeooo:paragraph-rsid="00091776" style:font-size-asian="20pt" style:font-size-complex="20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20pt" officeooo:rsid="00083876" officeooo:paragraph-rsid="00083876" style:font-size-asian="20pt" style:font-size-complex="2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20pt" officeooo:rsid="00083876" officeooo:paragraph-rsid="00091776" style:font-size-asian="20pt" style:font-size-complex="2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18pt" officeooo:rsid="00083876" officeooo:paragraph-rsid="00091776" style:font-size-asian="18pt" style:font-size-complex="18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18pt" officeooo:rsid="00083876" officeooo:paragraph-rsid="0009db2f" style:font-size-asian="18pt" style:font-size-complex="18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fo:font-size="18pt" officeooo:rsid="00065878" officeooo:paragraph-rsid="00091776" style:font-size-asian="18pt" style:font-size-complex="18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Consolas" fo:font-size="20pt" fo:letter-spacing="normal" fo:font-style="normal" fo:font-weight="normal" officeooo:rsid="00083876" officeooo:paragraph-rsid="00091776" style:font-size-asian="20pt" style:font-size-complex="20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Consolas" fo:font-size="18pt" fo:letter-spacing="normal" fo:font-style="normal" fo:font-weight="normal" officeooo:rsid="00083876" officeooo:paragraph-rsid="0009db2f" style:font-size-asian="18pt" style:font-size-complex="18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Consolas" fo:font-size="18pt" fo:letter-spacing="normal" fo:font-style="normal" fo:font-weight="normal" officeooo:rsid="00083876" officeooo:paragraph-rsid="00091776" style:font-size-asian="18pt" style:font-size-complex="18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Consolas" fo:font-size="16pt" fo:letter-spacing="normal" fo:font-style="normal" fo:font-weight="normal" officeooo:rsid="00083876" officeooo:paragraph-rsid="00091776" style:font-size-asian="16pt" style:font-size-complex="16pt"/>
    </style:style>
    <style:style style:name="T1" style:family="text">
      <style:text-properties fo:font-variant="normal" fo:text-transform="none" style:font-name="Consolas" fo:letter-spacing="normal" fo:font-style="normal" fo:font-weight="normal"/>
    </style:style>
    <style:style style:name="T2" style:family="text">
      <style:text-properties fo:font-variant="normal" fo:text-transform="none" style:font-name="Consolas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style:font-name="Consolas" fo:letter-spacing="normal" fo:font-style="normal" fo:font-weight="normal" fo:background-color="#ff7f00" loext:char-shading-value="0"/>
    </style:style>
    <style:style style:name="T4" style:family="text">
      <style:text-properties fo:font-variant="normal" fo:text-transform="none" style:font-name="Consolas" fo:letter-spacing="normal" fo:font-style="normal" fo:font-weight="normal" fo:background-color="#007fff" loext:char-shading-value="0"/>
    </style:style>
    <style:style style:name="T5" style:family="text">
      <style:text-properties fo:font-variant="normal" fo:text-transform="none" style:font-name="Consolas" fo:letter-spacing="normal" fo:font-style="normal" fo:font-weight="normal" fo:background-color="#ff00ff" loext:char-shading-value="0"/>
    </style:style>
    <style:style style:name="T6" style:family="text">
      <style:text-properties fo:font-variant="normal" fo:text-transform="none" style:font-name="Consolas" fo:letter-spacing="normal" fo:font-style="normal" fo:font-weight="normal" fo:background-color="#7f00ff" loext:char-shading-value="0"/>
    </style:style>
    <style:style style:name="T7" style:family="text">
      <style:text-properties fo:font-variant="normal" fo:text-transform="none" style:font-name="Consolas" fo:letter-spacing="normal" fo:font-style="normal" fo:font-weight="normal" fo:background-color="#ff0000" loext:char-shading-value="0"/>
    </style:style>
    <style:style style:name="T8" style:family="text">
      <style:text-properties fo:font-variant="normal" fo:text-transform="none" style:font-name="Consolas" fo:letter-spacing="normal" fo:font-style="normal" fo:font-weight="normal" officeooo:rsid="00091776"/>
    </style:style>
    <style:style style:name="T9" style:family="text">
      <style:text-properties fo:color="#d4d4d4" fo:font-size="10.5pt"/>
    </style:style>
    <style:style style:name="T10" style:family="text">
      <style:text-properties fo:font-size="10.5pt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7f00" loext:char-shading-value="0"/>
    </style:style>
    <style:style style:name="T14" style:family="text">
      <style:text-properties fo:background-color="#ff7f00" loext:char-shading-value="0"/>
    </style:style>
    <style:style style:name="T15" style:family="text">
      <style:text-properties fo:background-color="#7fff00" loext:char-shading-value="0"/>
    </style:style>
    <style:style style:name="T16" style:family="text">
      <style:text-properties fo:background-color="#7fff00" loext:char-shading-value="0"/>
    </style:style>
    <style:style style:name="T17" style:family="text">
      <style:text-properties fo:background-color="#007fff" loext:char-shading-value="0"/>
    </style:style>
    <style:style style:name="T18" style:family="text">
      <style:text-properties fo:background-color="#007fff" loext:char-shading-value="0"/>
    </style:style>
    <style:style style:name="T19" style:family="text">
      <style:text-properties fo:background-color="#00ffff" loext:char-shading-value="0"/>
    </style:style>
    <style:style style:name="T20" style:family="text">
      <style:text-properties fo:background-color="#00ffff" loext:char-shading-value="0"/>
    </style:style>
    <style:style style:name="T21" style:family="text">
      <style:text-properties fo:background-color="#ff00ff" loext:char-shading-value="0"/>
    </style:style>
    <style:style style:name="T22" style:family="text">
      <style:text-properties fo:background-color="#ff0000" loext:char-shading-value="0"/>
    </style:style>
    <style:style style:name="T23" style:family="text">
      <style:text-properties fo:background-color="#ff0000" loext:char-shading-value="0"/>
    </style:style>
    <style:style style:name="T24" style:family="text">
      <style:text-properties officeooo:rsid="00083876"/>
    </style:style>
    <style:style style:name="T25" style:family="text">
      <style:text-properties officeooo:rsid="00091776"/>
    </style:style>
    <style:style style:name="T26" style:family="text">
      <style:text-properties fo:background-color="#999999" loext:char-shading-value="0"/>
    </style:style>
    <style:style style:name="T27" style:family="text">
      <style:text-properties fo:background-color="#999999" loext:char-shading-value="0"/>
    </style:style>
    <style:style style:name="T28" style:family="text">
      <style:text-properties fo:background-color="#be3f3f" loext:char-shading-value="0"/>
    </style:style>
    <style:style style:name="T29" style:family="text">
      <style:text-properties fo:background-color="#3fbdbe" loext:char-shading-value="0"/>
    </style:style>
    <style:style style:name="T30" style:family="text">
      <style:text-properties fo:background-color="#3fbdbe" loext:char-shading-value="0"/>
    </style:style>
    <style:style style:name="T31" style:family="text">
      <style:text-properties fo:background-color="#2bd22b" loext:char-shading-value="0"/>
    </style:style>
    <style:style style:name="T32" style:family="text">
      <style:text-properties fo:background-color="#2bd22b" loext:char-shading-value="0"/>
    </style:style>
    <style:style style:name="T33" style:family="text">
      <style:text-properties fo:background-color="#d22b2b" loext:char-shading-value="0"/>
    </style:style>
    <style:style style:name="T34" style:family="text">
      <style:text-properties fo:background-color="#d22b2b" loext:char-shading-value="0"/>
    </style:style>
    <style:style style:name="T35" style:family="text">
      <style:text-properties fo:background-color="#2b7ed2" loext:char-shading-value="0"/>
    </style:style>
    <style:style style:name="T36" style:family="text">
      <style:text-properties fo:background-color="#2b7ed2" loext:char-shading-value="0"/>
    </style:style>
    <style:style style:name="T37" style:family="text">
      <style:text-properties fo:background-color="#0000ff" loext:char-shading-value="0"/>
    </style:style>
    <style:style style:name="T38" style:family="text">
      <style:text-properties fo:background-color="#0000ff" loext:char-shading-value="0"/>
    </style:style>
    <style:style style:name="T39" style:family="text">
      <style:text-properties fo:background-color="#00ff00" loext:char-shading-value="0"/>
    </style:style>
    <style:style style:name="T40" style:family="text">
      <style:text-properties officeooo:rsid="0009db2f"/>
    </style:style>
    <style:style style:name="T41" style:family="text">
      <style:text-properties officeooo:rsid="000af0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atriz aleatória 10x10:</text:span></text:p>
      <text:p text:style-name="P4"><text:span text:style-name="T1"/></text:p>
      <text:p text:style-name="P1"><text:span text:style-name="T1">[0,0,</text:span><text:span text:style-name="T2">1</text:span><text:span text:style-name="T1">,0,</text:span><text:span text:style-name="T7">1</text:span><text:span text:style-name="T1">,0,</text:span><text:span text:style-name="T5">1,1</text:span><text:span text:style-name="T1">,0,</text:span><text:span text:style-name="T7">1</text:span><text:span text:style-name="T1">]</text:span></text:p>
      <text:p text:style-name="P1"><text:span text:style-name="T1">[0,</text:span><text:span text:style-name="T2">1</text:span><text:span text:style-name="T1">,0,0,</text:span><text:span text:style-name="T7">1</text:span><text:span text:style-name="T1">,</text:span><text:span text:style-name="T7">1</text:span><text:span text:style-name="T1">,0,</text:span><text:span text:style-name="T5">1</text:span><text:span text:style-name="T1">,0,</text:span><text:span text:style-name="T7">1</text:span><text:span text:style-name="T1">]</text:span></text:p>
      <text:p text:style-name="P1"><text:span text:style-name="T1">[</text:span><text:span text:style-name="T2">1</text:span><text:span text:style-name="T1">,0,0,0,</text:span><text:span text:style-name="T7">1,1</text:span><text:span text:style-name="T1">,0,0,</text:span><text:span text:style-name="T7">1,1</text:span><text:span text:style-name="T1">]</text:span></text:p>
      <text:p text:style-name="P1"><text:span text:style-name="T1">[0,</text:span><text:span text:style-name="T3">1,1,1</text:span><text:span text:style-name="T1">,0,</text:span><text:span text:style-name="T7">1,1</text:span><text:span text:style-name="T1">,0,</text:span><text:span text:style-name="T7">1,1</text:span><text:span text:style-name="T1">]</text:span></text:p>
      <text:p text:style-name="P1"><text:span text:style-name="T1">[</text:span><text:span text:style-name="T2">1</text:span><text:span text:style-name="T1">,0,0,0,0,</text:span><text:span text:style-name="T7">1,1,1,1,1</text:span><text:span text:style-name="T1">]</text:span></text:p>
      <text:p text:style-name="P1"><text:span text:style-name="T1">[0,</text:span><text:span text:style-name="T4">1,1,1</text:span><text:span text:style-name="T1">,0,</text:span><text:span text:style-name="T7">1,1,1,1</text:span><text:span text:style-name="T1">,0]</text:span></text:p>
      <text:p text:style-name="P1"><text:span text:style-name="T1">[0,</text:span><text:span text:style-name="T4">1</text:span><text:span text:style-name="T1">,0,</text:span><text:span text:style-name="T4">1,1</text:span><text:span text:style-name="T1">,0,0,0,</text:span><text:span text:style-name="T7">1</text:span><text:span text:style-name="T1">,0]</text:span></text:p>
      <text:p text:style-name="P1"><text:span text:style-name="T1">[</text:span><text:span text:style-name="T4">1,1</text:span><text:span text:style-name="T1">,0,</text:span><text:span text:style-name="T4">1</text:span><text:span text:style-name="T1">,0,</text:span><text:span text:style-name="T2">1</text:span><text:span text:style-name="T1">,0,</text:span><text:span text:style-name="T2">1</text:span><text:span text:style-name="T1">,0,0]</text:span></text:p>
      <text:p text:style-name="P1"><text:span text:style-name="T1">[0,0,</text:span><text:span text:style-name="T4">1,1,1</text:span><text:span text:style-name="T1">,0,</text:span><text:span text:style-name="T4">1</text:span><text:span text:style-name="T1">,0,0,0]</text:span></text:p>
      <text:p text:style-name="P1"><text:span text:style-name="T1">[0,</text:span><text:span text:style-name="T4">1,1</text:span><text:span text:style-name="T1">,0,</text:span><text:span text:style-name="T4">1,1,1</text:span><text:span text:style-name="T1">,0,</text:span><text:span text:style-name="T6">1,1</text:span><text:span text:style-name="T1">]</text:span></text:p>
      <text:p text:style-name="P1"/>
      <text:p text:style-name="P2">6 <text:span text:style-name="T24">rio(s) de tamanho 1</text:span></text:p>
      <text:p text:style-name="P4">1 rio(s) de tamanho 2</text:p>
      <text:p text:style-name="P4">2 rio(s) de tamanho 3</text:p>
      <text:p text:style-name="P4">1 rio(s) de tamanho 18</text:p>
      <text:p text:style-name="P4">1 rio(s) de tamanho 23</text:p>
      <text:p text:style-name="P2"/>
      <text:p text:style-name="P4">Resposta do algorítimo:</text:p>
      <text:p text:style-name="P4"><text:span text:style-name="T1">[1, 1, 1, 1, 1, 1, 2, 3, 3, 18, 23]</text:span> </text:p>
      <text:p text:style-name="P2"><text:span text:style-name="T1"/></text:p>
      <text:p text:style-name="P2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Matriz aleatória </text:span><text:span text:style-name="T8">5x10:</text:span></text:p>
      <text:p text:style-name="P4"><text:span text:style-name="T8"/></text:p>
      <text:p text:style-name="P9">[<text:span text:style-name="T23">1,1</text:span>,0,<text:span text:style-name="T23">1,1</text:span>]</text:p>
      <text:p text:style-name="P9">[<text:span text:style-name="T23">1</text:span>,0,0,<text:span text:style-name="T23">1</text:span>,0]</text:p>
      <text:p text:style-name="P9">[<text:span text:style-name="T23">1,1,1,1,1</text:span>]</text:p>
      <text:p text:style-name="P9">[<text:span text:style-name="T23">1</text:span>,0,0,0,<text:span text:style-name="T23">1</text:span>]</text:p>
      <text:p text:style-name="P9">[<text:span text:style-name="T23">1,1,1,1,1</text:span>]</text:p>
      <text:p text:style-name="P9">[0,<text:span text:style-name="T23">1,1,1,1</text:span>]</text:p>
      <text:p text:style-name="P9">[0,<text:span text:style-name="T23">1,1</text:span>,0,<text:span text:style-name="T23">1</text:span>]</text:p>
      <text:p text:style-name="P9">[0,<text:span text:style-name="T23">1,1,1,1</text:span>]</text:p>
      <text:p text:style-name="P9">[<text:span text:style-name="T12">1</text:span>,0,0,0,<text:span text:style-name="T23">1</text:span>]</text:p>
      <text:p text:style-name="P9">[<text:span text:style-name="T12">1</text:span>,0,0,<text:span text:style-name="T23">1,1</text:span>]</text:p>
      <text:p text:style-name="P9"/>
      <text:p text:style-name="P5">1 rio(s) de tamanho <text:span text:style-name="T25">2</text:span></text:p>
      <text:p text:style-name="P5">1 rio(s) de tamanho <text:span text:style-name="T25">3</text:span>2</text:p>
      <text:p text:style-name="P3"/>
      <text:p text:style-name="P9">Resposta do algorítimo:</text:p>
      <text:p text:style-name="P9">[2, 32]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1">Matriz aleatória </text:span><text:span text:style-name="T8">5x10:</text:span></text:p>
      <text:p text:style-name="P5"><text:span text:style-name="T8"/></text:p>
      <text:p text:style-name="P10">[<text:span text:style-name="T39">1,1,1</text:span>,0,<text:span text:style-name="T14">1,1</text:span>,0,<text:span text:style-name="T12">1</text:span>,0,<text:span text:style-name="T16">1,1,1</text:span>,0,0,0]</text:p>
      <text:p text:style-name="P10">[<text:span text:style-name="T39">1</text:span>,0,0,0,0,<text:span text:style-name="T14">1,1</text:span>,0,<text:span text:style-name="T30">1</text:span>,0,<text:span text:style-name="T16">1</text:span>,0,<text:span text:style-name="T12">1</text:span>,0,0]</text:p>
      <text:p text:style-name="P10">[0,<text:span text:style-name="T18">1,1</text:span>,0,0,<text:span text:style-name="T14">1</text:span>,0,<text:span text:style-name="T30">1,1,1</text:span>,0,<text:span text:style-name="T12">1</text:span>,0,<text:span text:style-name="T20">1,1</text:span>]</text:p>
      <text:p text:style-name="P10">[0,0,<text:span text:style-name="T18">1</text:span>,0,<text:span text:style-name="T12">1</text:span>,0,0,<text:span text:style-name="T30">1,1,1,1</text:span>,0,0,0,0]</text:p>
      <text:p text:style-name="P10">[<text:span text:style-name="T18">1,1,1,1</text:span>,0,<text:span text:style-name="T20">1</text:span>,0,<text:span text:style-name="T30">1</text:span>,0,0,0,<text:span text:style-name="T20">1</text:span>,0,<text:span text:style-name="T21">1,1</text:span>]</text:p>
      <text:p text:style-name="P10">[<text:span text:style-name="T18">1</text:span>,0,0,<text:span text:style-name="T18">1</text:span>,0,<text:span text:style-name="T20">1</text:span>,0,<text:span text:style-name="T30">1,1</text:span>,0,0,<text:span text:style-name="T20">1</text:span>,0,<text:span text:style-name="T21">1</text:span>,0]</text:p>
      <text:p text:style-name="P10">[0,0,<text:span text:style-name="T18">1,1,1</text:span>,0,<text:span text:style-name="T23">1</text:span>,0,0,<text:span text:style-name="T23">1,1</text:span>,0,0,0,0]</text:p>
      <text:p text:style-name="P10">[<text:span text:style-name="T20">1,1</text:span>,0,0,0,0,<text:span text:style-name="T23">1</text:span>,0,0,0,<text:span text:style-name="T23">1</text:span>,0,0,0,0]</text:p>
      <text:p text:style-name="P10">[0,0,<text:span text:style-name="T23">1,1,1,1,1,1,1,1,1,1,1,1,1</text:span>]</text:p>
      <text:p text:style-name="P10">[0,0,0,0,0,<text:span text:style-name="T23">1,1,1,1,1,1</text:span>,0,<text:span text:style-name="T23">1,1,1</text:span>]</text:p>
      <text:p text:style-name="P10">[<text:span text:style-name="T39">1,1,1</text:span>,0,0,0,<text:span text:style-name="T23">1,1,1,1</text:span>,0,0,0,0,<text:span text:style-name="T23">1</text:span>]</text:p>
      <text:p text:style-name="P10">[<text:span text:style-name="T39">1</text:span>,0,0,0,<text:span text:style-name="T12">1</text:span>,0,<text:span text:style-name="T23">1,1</text:span>,0,<text:span text:style-name="T23">1</text:span>,0,0,0,0,0]</text:p>
      <text:p text:style-name="P12"/>
      <text:p text:style-name="P6"><text:span text:style-name="T40">5</text:span> rio(s) de tamanho <text:span text:style-name="T40">1</text:span></text:p>
      <text:p text:style-name="P6"><text:span text:style-name="T40">4</text:span> rio(s) de tamanho 2</text:p>
      <text:p text:style-name="P7">1 rio(s) de tamanho <text:span text:style-name="T40">3</text:span></text:p>
      <text:p text:style-name="P7"><text:span text:style-name="T40">3</text:span> rio(s) de tamanho <text:span text:style-name="T40">4</text:span></text:p>
      <text:p text:style-name="P7">1 rio(s) de tamanho <text:span text:style-name="T40">5</text:span></text:p>
      <text:p text:style-name="P7">1 rio(s) de tamanho <text:span text:style-name="T40">11</text:span></text:p>
      <text:p text:style-name="P7">1 rio(s) de tamanho <text:span text:style-name="T40">1</text:span>2</text:p>
      <text:p text:style-name="P7">1 rio(s) de tamanho <text:span text:style-name="T41">35</text:span></text:p>
      <text:p text:style-name="P8"/>
      <text:p text:style-name="P11">Resposta do algorítimo:</text:p>
      <text:p text:style-name="P12">[1, 1, 1, 1, 1, 2, 2, 2, 2, 3, 4, 4, 4, 5, 11, 12, 35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4:49.798000000</meta:creation-date>
    <dc:date>2022-03-16T17:58:51.578000000</dc:date>
    <meta:editing-duration>PT42M58S</meta:editing-duration>
    <meta:editing-cycles>1</meta:editing-cycles>
    <meta:document-statistic meta:table-count="0" meta:image-count="0" meta:object-count="0" meta:page-count="3" meta:paragraph-count="56" meta:word-count="155" meta:character-count="1247" meta:non-whitespace-character-count="1146"/>
    <meta:generator>LibreOffice/5.3.1.2$Windows_X86_64 LibreOffice_project/e80a0e0fd1875e1696614d24c32df0f95f03deb2</meta:generator>
  </office:meta>
</office:document-meta>
</file>